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80000041D4DCB313A1BB149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c85" officeooo:paragraph-rsid="0017fc85"/>
    </style:style>
    <style:style style:name="P2" style:family="paragraph" style:parent-style-name="Standard">
      <style:paragraph-properties fo:text-align="center" style:justify-single-word="false"/>
      <style:text-properties officeooo:rsid="0017fc85" officeooo:paragraph-rsid="0017fc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yron Laferriere</text:p>
      <text:p text:style-name="P1">Professor Irick</text:p>
      <text:p text:style-name="P1">IT-255</text:p>
      <text:p text:style-name="P1">17 May 2020</text:p>
      <text:p text:style-name="P1"/>
      <text:p text:style-name="P2">vi Editor Practice</text:p>
      <text:p text:style-name="P2"><draw:frame draw:style-name="fr1" draw:name="Image1" text:anchor-type="char" svg:x="-0.0728in" svg:y="0.4583in" svg:width="6.9252in" svg:height="3.9799in" draw:z-index="0"><draw:image xlink:href="Pictures/10000201000007280000041D4DCB313A1BB149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08:48:09.221392186</meta:creation-date>
    <dc:date>2020-05-17T08:50:29.393546834</dc:date>
    <meta:editing-duration>PT2M21S</meta:editing-duration>
    <meta:editing-cycles>1</meta:editing-cycles>
    <meta:document-statistic meta:table-count="0" meta:image-count="1" meta:object-count="0" meta:page-count="1" meta:paragraph-count="5" meta:word-count="11" meta:character-count="66" meta:non-whitespace-character-count="60"/>
    <meta:generator>LibreOffice/6.4.3.2$Linux_X86_64 LibreOffice_project/40$Build-2</meta:generator>
  </office:meta>
</office:document-meta>
</file>